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3ec1" officeooo:paragraph-rsid="00093ec1"/>
    </style:style>
    <style:style style:name="P2" style:family="paragraph" style:parent-style-name="Standard">
      <style:paragraph-properties fo:text-align="start" style:justify-single-word="false"/>
      <style:text-properties officeooo:rsid="00093ec1" officeooo:paragraph-rsid="00093ec1"/>
    </style:style>
    <style:style style:name="P3" style:family="paragraph" style:parent-style-name="Standard">
      <style:paragraph-properties fo:text-align="start" style:justify-single-word="false"/>
      <style:text-properties officeooo:rsid="000acc06" officeooo:paragraph-rsid="000acc06"/>
    </style:style>
    <style:style style:name="P4" style:family="paragraph" style:parent-style-name="Standard">
      <style:paragraph-properties fo:text-align="start" style:justify-single-word="false"/>
      <style:text-properties fo:font-weight="bold" officeooo:rsid="000b1247" officeooo:paragraph-rsid="000b1247" style:font-weight-asian="bold" style:font-weight-complex="bold"/>
    </style:style>
    <style:style style:name="P5" style:family="paragraph" style:parent-style-name="Standard">
      <style:paragraph-properties fo:text-align="start" style:justify-single-word="false"/>
      <style:text-properties fo:font-weight="normal" officeooo:rsid="000b1247" officeooo:paragraph-rsid="000b1247" style:font-weight-asian="normal" style:font-weight-complex="normal"/>
    </style:style>
    <style:style style:name="P6" style:family="paragraph" style:parent-style-name="Standard">
      <style:paragraph-properties fo:text-align="start" style:justify-single-word="false"/>
      <style:text-properties officeooo:rsid="000bd0a0" officeooo:paragraph-rsid="000bd0a0"/>
    </style:style>
    <style:style style:name="T1" style:family="text">
      <style:text-properties officeooo:rsid="00093ec1"/>
    </style:style>
    <style:style style:name="T2" style:family="text">
      <style:text-properties fo:font-weight="bold" officeooo:rsid="000acc06" style:font-weight-asian="bold" style:font-weight-complex="bold"/>
    </style:style>
    <style:style style:name="T3" style:family="text">
      <style:text-properties officeooo:rsid="000acc06"/>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0b1247"/>
    </style:style>
    <style:style style:name="T7" style:family="text">
      <style:text-properties officeooo:rsid="000bd0a0"/>
    </style:style>
    <style:style style:name="T8" style:family="text">
      <style:text-properties officeooo:rsid="000d92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d’expérience RL4IoT</text:p>
      <text:p text:style-name="P1"/>
      <text:p text:style-name="P2">L’objectif de ce projet est de disposer d’un système capable d’apprendre à manipuler des objets connectés en fonction d’instructions en langage naturelle.</text:p>
      <text:p text:style-name="P2"/>
      <text:p text:style-name="P2"><text:span text:style-name="T2">Description globale du setup </text:span>: </text:p>
      <text:p text:style-name="P2">On suppose que sont donnés un ensemble d’objets connectés (qui peut être amené à évoluer durant la simulation). Pour manipuler ces objets connectés, le système est exposé à un <text:span text:style-name="T4">environnement digital</text:span> inspiré d’un standard en IoT : OpenHAB. OpenHAB est en réalité une interface par laquelle des fabricants peuvent exposer les fonctionnalités d’objets connectés et permettre à des développeurs de manipuler ces objets via <text:span text:style-name="T3">des</text:span> programme<text:span text:style-name="T3">s informatiques</text:span>. L’interface est assimilable à une API simplifiée ou chaque objet dispose de fonctionnalités définies par <text:span text:style-name="T3">son</text:span> fabricant. <text:span text:style-name="T3">OpenHAB organise c</text:span>es fonctionnalités autour d’une dizaine de types d’actions possible (ex : switch on/off, dimmer, number, color, mediaPlayer …). <text:span text:style-name="T3">Comme pour une API, chaque </text:span>fonctionnalité <text:s/><text:span text:style-name="T3">est documentée </text:span>en langage naturelle par le fabricant à destination des utilisateurs d’OpenHAB. En agissant sur cet environnement digital, le système <text:span text:style-name="T3">peut modifier l’état des différents objets connectés (ex : allumer une lumière, augmenter une intensité (sonore/lumineuse)…)</text:span></text:p>
      <text:p text:style-name="P2"/>
      <text:p text:style-name="P3">On suppose aussi l’existence d’un environnement semblable à ce que pourrait être une pièce dans laquelle les objets connectés seraient présents. Dans cet environnement, les modifications de l’état des objets sont visibles comme elles le seraient dans le monde physique. Par opposition à l’environnement digital, on désigne cet environnement <text:span text:style-name="T4">l’environnement physique</text:span><text:span text:style-name="T5">. <text:s/></text:span><text:span text:style-name="T1">Comme dans IMAGINE, on suppose la présence d’un partenaire social (oracle) qui simule la présence d’un humain. </text:span>L’oracle décrit au système par des phrases en langage naturelle les changements qu’il observe dans le monde physique. <text:span text:style-name="T1">L’oracle n’a </text:span>en revanche <text:span text:style-name="T1">accès qu’à l’environnement physique. C’est une première différence par rapport à IMAGINE : l’oracle et le système ne partage pas le même environnement.</text:span></text:p>
      <text:p text:style-name="P3"/>
      <text:p text:style-name="P3">Le défi pour le système est d’ancrer le sens des instructions <text:span text:style-name="T6">dans le monde digital « désincarné ».</text:span></text:p>
      <text:p text:style-name="P3"/>
      <text:p text:style-name="P4">Description plus précise de l’environnement digital :</text:p>
      <text:p text:style-name="P5"><text:span text:style-name="T7">L</text:span>’environnement digital <text:span text:style-name="T7">est conçu </text:span>comme un arbre sur lequel le système se déplace. A chaque instant le système se voit proposer les branches <text:span text:style-name="T7">filles jusqu’à atteindre une feuille de l’arbre. Les différents nœuds sont composés des objets, des fonctionnalités, d’éventuels paramètres. Les feuilles de l’arbre sont </text:span></text:p>
      <text:p text:style-name="P2"/>
      <text:p text:style-name="P2"/>
      <text:p text:style-name="P2"/>
      <text:p text:style-name="P2"><text:line-break/><text:span text:style-name="T7">TODO : </text:span></text:p>
      <text:p text:style-name="P6">- DoNothing Action</text:p>
      <text:p text:style-name="P6">- GoBack Action</text:p>
      <text:p text:style-name="P6">- Delete ExecAction</text:p>
      <text:p text:style-name="P6">- <text:span text:style-name="T8">Equilibrer sample dans le replay et/ou data collectio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6:57:17.315865193</meta:creation-date>
    <dc:date>2020-09-05T10:17:40.498145316</dc:date>
    <meta:editing-duration>PT15H7M2S</meta:editing-duration>
    <meta:editing-cycles>1</meta:editing-cycles>
    <meta:generator>LibreOffice/6.0.7.3$Linux_X86_64 LibreOffice_project/00m0$Build-3</meta:generator>
    <meta:document-statistic meta:table-count="0" meta:image-count="0" meta:object-count="0" meta:page-count="1" meta:paragraph-count="13" meta:word-count="381" meta:character-count="2596" meta:non-whitespace-character-count="2222"/>
  </office:meta>
</office:document-meta>
</file>